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1" style:family="text">
      <style:text-properties fo:font-family="Sans" style:text-underline-type="single" style:text-underline-style="solid" fo:color="#0000ff"/>
    </style:style>
    <text:list-style style:name="L23">
      <text:list-level-style-bullet text:bullet-char="●" text:level="1">
        <style:list-level-properties fo:text-align="start" text:space-before="8mm"/>
      </text:list-level-style-bullet>
    </text:list-style>
    <style:style style:name="c16" style:family="text">
      <style:text-properties fo:font-family="Sans" style:text-underline-type="single" style:text-underline-style="solid" fo:color="#0000ff"/>
    </style:style>
    <style:style style:name="p17" style:family="paragraph">
      <style:paragraph-properties fo:margin-top="10.5pt" fo:margin-bottom="9pt"/>
    </style:style>
    <style:style style:name="c18" style:family="text">
      <style:text-properties fo:font-weight="bold" fo:font-family="Sans"/>
    </style:style>
    <style:style style:name="c19" style:family="text">
      <style:text-properties fo:font-family="Sans" style:text-underline-type="single" style:text-underline-style="solid" fo:color="#0000ff"/>
    </style:style>
    <style:style style:name="c12" style:family="text">
      <style:text-properties fo:font-weight="bold" fo:font-family="Sans"/>
    </style:style>
    <style:style style:name="c13" style:family="text">
      <style:text-properties fo:font-family="Sans" style:text-underline-type="single" style:text-underline-style="solid" fo:color="#0000ff"/>
    </style:style>
    <style:style style:name="c14" style:family="text">
      <style:text-properties fo:font-family="monospace"/>
    </style:style>
    <style:style style:name="c15" style:family="text">
      <style:text-properties fo:font-family="Sans" style:text-underline-type="single" style:text-underline-style="solid" fo:color="#0000ff"/>
    </style:style>
    <style:style style:name="c8"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10" style:family="text">
      <style:text-properties fo:font-family="Sans" style:text-underline-type="single" style:text-underline-style="solid" fo:color="#0000ff"/>
    </style:style>
    <style:style style:name="p11" style:family="paragraph">
      <style:paragraph-properties fo:margin-top="12pt" fo:margin-bottom="9pt"/>
    </style:style>
    <style:style style:name="c4" style:family="text">
      <style:text-properties fo:font-weight="bold" fo:font-family="Sans"/>
    </style:style>
    <style:style style:name="p5" style:family="paragraph">
      <style:paragraph-properties fo:margin-top="9pt" fo:margin-bottom="9pt"/>
    </style:style>
    <style:style style:name="c6"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0" style:family="text">
      <style:text-properties fo:font-family="Sans"/>
    </style:style>
    <style:style style:name="p3" style:family="paragraph">
      <style:paragraph-properties fo:margin-top="13.5pt" fo:margin-bottom="9pt"/>
    </style:style>
    <style:style style:name="p52" style:family="paragraph">
      <style:paragraph-properties fo:margin-top="9pt" fo:margin-bottom="9pt"/>
    </style:style>
    <style:style style:name="c53" style:family="text">
      <style:text-properties fo:font-family="Sans" style:text-underline-type="single" style:text-underline-style="solid" fo:color="#0000ff"/>
    </style:style>
    <style:style style:name="c48" style:family="text">
      <style:text-properties fo:font-family="Sans" style:text-underline-type="single" style:text-underline-style="solid" fo:color="#0000ff"/>
    </style:style>
    <style:style style:name="p49" style:family="paragraph">
      <style:paragraph-properties fo:margin-bottom="9pt"/>
    </style:style>
    <style:style style:name="c50" style:family="text">
      <style:text-properties fo:font-family="Sans" style:text-underline-type="single" style:text-underline-style="solid" fo:color="#0000ff"/>
    </style:style>
    <style:style style:name="p44" style:family="paragraph">
      <style:paragraph-properties/>
    </style:style>
    <style:style style:name="p45" style:family="paragraph">
      <style:paragraph-properties fo:margin-top="9pt"/>
    </style:style>
    <style:style style:name="c46" style:family="text">
      <style:text-properties fo:font-family="Sans" style:text-underline-type="single" style:text-underline-style="solid" fo:color="#0000ff"/>
    </style:style>
    <style:style style:name="c47" style:family="text">
      <style:text-properties fo:font-family="Sans" style:text-underline-type="single" style:text-underline-style="solid" fo:color="#0000ff"/>
    </style:style>
    <style:style style:name="p41" style:family="paragraph">
      <style:paragraph-properties fo:margin-top="9pt" fo:margin-bottom="9pt"/>
    </style:style>
    <style:style style:name="p43" style:family="paragraph">
      <style:paragraph-properties fo:margin-top="9pt" fo:margin-bottom="9pt"/>
    </style:style>
    <style:style style:name="c36" style:family="text">
      <style:text-properties fo:font-style="italic" fo:font-family="Sans"/>
    </style:style>
    <style:style style:name="c37" style:family="text">
      <style:text-properties fo:font-family="Sans"/>
    </style:style>
    <style:style style:name="p39" style:family="paragraph">
      <style:paragraph-properties fo:margin-top="9pt" fo:margin-bottom="9pt"/>
    </style:style>
    <style:style style:name="c32" style:family="text">
      <style:text-properties fo:font-weight="bold" fo:font-family="Sans"/>
    </style:style>
    <style:style style:name="p34" style:family="paragraph">
      <style:paragraph-properties fo:margin-top="9pt"/>
    </style:style>
    <style:style style:name="p35" style:family="paragraph">
      <style:paragraph-properties fo:margin-bottom="9pt"/>
    </style:style>
    <style:style style:name="p29" style:family="paragraph">
      <style:paragraph-properties fo:margin-bottom="9pt"/>
    </style:style>
    <style:style style:name="c30" style:family="text">
      <style:text-properties fo:font-family="Sans" style:text-underline-type="single" style:text-underline-style="solid" fo:color="#0000ff"/>
    </style:style>
    <style:style style:name="p31" style:family="paragraph">
      <style:paragraph-properties fo:margin-top="9pt" fo:margin-bottom="9pt"/>
    </style:style>
    <style:style style:name="p24" style:family="paragraph">
      <style:paragraph-properties/>
    </style:style>
    <style:style style:name="p25" style:family="paragraph">
      <style:paragraph-properties fo:margin-top="9pt"/>
    </style:style>
    <style:style style:name="c26" style:family="text">
      <style:text-properties fo:font-family="Sans" style:text-underline-type="single" style:text-underline-style="solid" fo:color="#0000ff"/>
    </style:style>
    <style:style style:name="c27" style:family="text">
      <style:text-properties fo:font-family="Sans" style:text-underline-type="single" style:text-underline-style="solid" fo:color="#0000ff"/>
    </style:style>
    <style:style style:name="s20" style:family="section">
      <style:section-properties/>
    </style:style>
  </office:automatic-styles>
  <office:body>
    <office:text>
      <text:p text:style-name="p3"><text:span text:style-name="c4">Week 9 - Supplementary Materials</text:span></text:p>
      <text:p text:style-name="p5">
        <text:a xlink:href="https://github.com/lawfareblog/hacking-cybersecurity/blob/main/week09/Week_09_Homework.md"><text:span text:style-name="c6">Markdown</text:span></text:a><text:span text:style-name="c0"> | </text:span><text:a xlink:href="https://raw.githubusercontent.com/lawfareblog/hacking-cybersecurity/main/week09/Week_09_Homework.pdf"><text:span text:style-name="c7">PDF</text:span></text:a><text:span text:style-name="c0"> | </text:span><text:a xlink:href="https://raw.githubusercontent.com/lawfareblog/hacking-cybersecurity/main/week09/Week_09_Homework.docx"><text:span text:style-name="c8">MS Word DOCX</text:span></text:a><text:span text:style-name="c0"> | </text:span><text:a xlink:href="https://raw.githubusercontent.com/lawfareblog/hacking-cybersecurity/main/week09/Week_09_Homework.odt"><text:span text:style-name="c9">Libre ODT</text:span></text:a><text:span text:style-name="c0"> | </text:span><text:a xlink:href="https://raw.githubusercontent.com/lawfareblog/hacking-cybersecurity/main/week09/Week_09_Homework.html"><text:span text:style-name="c10">HTML</text:span></text:a></text:p>
      <text:p text:style-name="p11"><text:span text:style-name="c12">Metasploit &amp; Metasploitable</text:span></text:p>
      <text:p text:style-name="p5">
        <text:a xlink:href="https://docs.metasploit.com/"><text:span text:style-name="c13">Metasploit</text:span></text:a><text:span text:style-name="c0"> is a suite of exploits and penetration testing tools that is installed by default on Kali Linux. We demonstrate Metasploit via the </text:span><text:span text:style-name="c14">msfconsole</text:span><text:span text:style-name="c0"> command throughout this course and it's one of the most important tools at your displosal as an ethical hacker. Real-world exploits such as </text:span><text:a xlink:href="https://en.wikipedia.org/wiki/EternalBlue"><text:span text:style-name="c15">EternalBlue</text:span></text:a><text:span text:style-name="c0">, the exploit behind waves of ransomware, are merged into Metasploit as they become well-known and utilized in-the-wild.</text:span></text:p>
      <text:p text:style-name="p5">
        <text:a xlink:href="https://docs.rapid7.com/metasploit/metasploitable-2/"><text:span text:style-name="c16">Metasploitable</text:span></text:a><text:span text:style-name="c0"> (Metasploitable-2) is a purposefully vulnerable operating system. It is a secure place to perform penetration testing and security research, notably by attacking it with Metasploit. To follow along with our live hacks in class, this virtual machine will be required. Additionally, it provides a good basis for your final hacks (though it is not required for your final project).</text:span></text:p>
      <text:p text:style-name="p17"><text:span text:style-name="c18">Download &amp; Install Metasploitable</text:span></text:p>
      <text:p text:style-name="p5">
        <text:a xlink:href="https://sourceforge.net/projects/metasploitable/"><text:span text:style-name="c19">CLICK HERE</text:span></text:a><text:span text:style-name="c0"> and download a 64-bit pre-built virtual machine (VM) image of Metasploitable. You will add this VM image to VirtualBox to boot into Metasploitable inside your host operating system.</text:span></text:p>
      <text:p text:style-name="p5">
        <text:a xlink:href="https://sourceforge.net/projects/metasploitable/"><text:span>
            <draw:frame draw:name="images/08metasploitable.png"/>
          </text:span></text:a>
        <text:p text:style-name="p5"><text:span text:style-name="c0">Metasploitable setup tutorials: </text:span></text:p>
        <text:list text:style-name="L23">
          <text:list-item>
            <text:p text:style-name="p25">
              <text:a xlink:href="https://www.youtube.com/watch?v=g1JnLIfTjzM"><text:span text:style-name="c26">Video 01</text:span></text:a></text:p>
          </text:list-item>
          <text:list-item>
            <text:p text:style-name="p24">
              <text:a xlink:href="https://www.youtube.com/watch?v=qSPT-YlIZAc"><text:span text:style-name="c27">Video 02</text:span></text:a></text:p>
          </text:list-item>
          <text:list-item>
            <text:p text:style-name="p29">
              <text:a xlink:href="https://www.youtube.com/watch?v=pre9yWxjjrk"><text:span text:style-name="c30">Video 03</text:span></text:a></text:p>
          </text:list-item>
        </text:list>
        <text:p text:style-name="p31"><text:span text:style-name="c32">Extracting the Zip File</text:span></text:p>
        <text:p text:style-name="p5"><text:span text:style-name="c0">The </text:span><text:a xlink:href="https://sourceforge.net/projects/metasploitable/"><text:span text:style-name="c19">Metasploitable VM</text:span></text:a><text:span text:style-name="c0"> is distributed in a compressed Zip .zip format. All modern desktop operating systems (Windows, macOS, and most GNU/Linux variants) will extract Zip files. Please make sure you extract the VM image somewhere that you can find it. Though it is in VMware .vmdk format, you will be able to import it into VirtualBox.</text:span></text:p>
        <text:p text:style-name="p31"><text:span text:style-name="c32">Log In to Metasploitable</text:span></text:p>
        <text:p text:style-name="p5"><text:span text:style-name="c0">Once you can boot Metasploitable, the default credentials are: </text:span></text:p>
        <text:list text:style-name="L23">
          <text:list-item>
            <text:p text:style-name="p34"><text:span text:style-name="c0">username: </text:span><text:span text:style-name="c14">msfadmin</text:span></text:p>
          </text:list-item>
          <text:list-item>
            <text:p text:style-name="p35"><text:span text:style-name="c0">password: </text:span><text:span text:style-name="c14">msfadmin</text:span></text:p>
          </text:list-item>
        </text:list>
        <text:p text:style-name="p5"><text:span text:style-name="c0">You don't have to change this password even though it is very weak because Metasploitable is </text:span><text:span text:style-name="c36">supposed</text:span><text:span text:style-name="c0"> to be insecure.</text:span></text:p>
        <text:p text:style-name="p31"><text:span text:style-name="c32">Find the Metasploitable Network Address</text:span></text:p>
        <text:p text:style-name="p5"><text:span text:style-name="c0">Use the </text:span><text:span text:style-name="c14">ifconfig</text:span><text:span text:style-name="c0"> command to find the IP address for the Metasploitable VM. Remember this address because it will be the one that you attack with Kali Linux using Metasploit </text:span><text:span text:style-name="c14">msfconsole</text:span><text:span text:style-name="c0">.</text:span></text:p>
        <text:p text:style-name="p5"><text:span>
            <draw:frame draw:name="images/09metasploitable.png"/>
          </text:span></text:p>
        <text:p text:style-name="p17"><text:span text:style-name="c18">Starting Metasploit</text:span></text:p>
        <text:p text:style-name="p5"><text:span text:style-name="c0">Metasploit utilizes a database of exploits that must be initialized the first time </text:span><text:span text:style-name="c14">msfconsole</text:span><text:span text:style-name="c0"> is run.</text:span></text:p>
        <text:list text:style-name="L23">
          <text:list-item>
            <text:p text:style-name="p39"><text:span text:style-name="c0">Restart the PostgreSQL database service: </text:span></text:p>
          </text:list-item>
        </text:list>
        <text:p text:style-name="p5"><text:span text:style-name="c14">sudo service postgresql restart</text:span></text:p>
        <text:list text:style-name="L23">
          <text:list-item>
            <text:p text:style-name="p41"><text:span text:style-name="c0">Initialize the Metasploit database: </text:span></text:p>
          </text:list-item>
        </text:list>
        <text:p text:style-name="p5"><text:span text:style-name="c14">sudo msfdb init</text:span></text:p>
        <text:list text:style-name="L23">
          <text:list-item>
            <text:p text:style-name="p43"><text:span text:style-name="c0">Start </text:span><text:span text:style-name="c14">msfconsole</text:span><text:span text:style-name="c0">: </text:span></text:p>
          </text:list-item>
        </text:list>
        <text:p text:style-name="p5"><text:span text:style-name="c14">sudo msfconsole</text:span></text:p>
        <text:p text:style-name="p5"><text:span text:style-name="c0">Now you can follow along with our hacks using Metasploit and try some of your own. Here are some examples you can try online: </text:span></text:p>
        <text:list text:style-name="L23">
          <text:list-item>
            <text:p text:style-name="p45">
              <text:a xlink:href="https://www.golinuxcloud.com/metasploit-tutorial/"><text:span text:style-name="c46">Step-By-Step Getting Started with Metasploit</text:span></text:a></text:p>
          </text:list-item>
          <text:list-item>
            <text:p text:style-name="p44">
              <text:a xlink:href="https://www.ceos3c.com/security/metasploit-tutorial-the-complete-beginner-guide/#vulnerability-exploitation"><text:span text:style-name="c47">SMB/Samba EternalBlue exploit</text:span></text:a></text:p>
          </text:list-item>
          <text:list-item>
            <text:p text:style-name="p44">
              <text:a xlink:href="https://www.tutorialspoint.com/metasploit/metasploit_exploit.htm"><text:span text:style-name="c48">FTP exploit</text:span></text:a></text:p>
          </text:list-item>
          <text:list-item>
            <text:p text:style-name="p49">
              <text:a xlink:href="https://www.tutorialspoint.com/metasploit/metasploit_payload.htm"><text:span text:style-name="c50">Delivering a Payload</text:span></text:a></text:p>
          </text:list-item>
        </text:list>
        <text:p text:style-name="p17"><text:span text:style-name="c18">Meterpreter</text:span></text:p>
        <text:p text:style-name="p5"><text:span text:style-name="c0">Metasploit is not limited to </text:span><text:span text:style-name="c14">msfconsole</text:span><text:span text:style-name="c0"> and we will also demonstrate the Meterpreter command to, for example, capture microphone audio on a vulnerable machine.</text:span></text:p>
        <text:list text:style-name="L23">
          <text:list-item>
            <text:p text:style-name="p52">
              <text:a xlink:href="https://www.offensive-security.com/metasploit-unleashed/meterpreter-basics/"><text:span text:style-name="c53">Get started with Meterpreter</text:span></text:a><text:span text:style-name="c0"> </text:span></text:p>
          </text:list-item>
        </text:list>
      </text:p>
    </office:text>
  </office:body>
</office:document-content>
</file>